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P10" style:family="paragraph" style:parent-style-name="Table_20_Contents">
      <style:text-properties officeooo:rsid="0026c3c2" officeooo:paragraph-rsid="0026c3c2"/>
    </style:style>
    <style:style style:name="P11" style:family="paragraph" style:parent-style-name="Table_20_Contents">
      <style:text-properties officeooo:rsid="002777a4" officeooo:paragraph-rsid="002777a4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P10">Module 5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P11">IsItEmpty()</text:p>
            <text:p text:style-name="P11">isEmpty()</text:p>
            <text:p text:style-name="P11">Programmer’s Manual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4-13T00:01:37.485598632</dc:date>
    <meta:editing-duration>PT1H4M53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62" meta:word-count="77" meta:character-count="664" meta:non-whitespace-character-count="649"/>
  </office:meta>
</office:document-meta>
</file>